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 CENA" svg:font-family="'AR CENA'" style:font-pitch="variable"/>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2pt" fo:font-weight="bold" style:font-size-asian="22pt" style:font-weight-asian="bold" style:font-size-complex="22pt" style:font-weight-complex="bold"/>
    </style:style>
    <style:style style:name="P3" style:family="paragraph" style:parent-style-name="Standard">
      <style:text-properties style:font-name="Arial" fo:font-size="13pt" style:font-size-asian="13pt" style:font-size-complex="13pt"/>
    </style:style>
    <style:style style:name="P4" style:family="paragraph" style:parent-style-name="Standard">
      <style:text-properties style:font-name="Arial" fo:font-size="13pt" fo:font-weight="bold" style:font-size-asian="13pt" style:font-weight-asian="bold" style:font-size-complex="13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ckathon – Dsia</text:p>
      <text:p text:style-name="P1"/>
      <text:p text:style-name="P3">Das <text:span text:style-name="T1">Team</text:span>:</text:p>
      <text:p text:style-name="P3"><text:tab/><text:tab/>Julius Wilker, 20, Maschinenbau</text:p>
      <text:p text:style-name="P3"><text:tab/><text:tab/>Simeon Häbel, 22, Wirt.-Ing. Maschinenbau</text:p>
      <text:p text:style-name="P3"><text:tab/><text:tab/>Lukas Hassel, 23, Informatik</text:p>
      <text:p text:style-name="P3"/>
      <text:p text:style-name="P3">Projektname:</text:p>
      <text:p text:style-name="P3"><text:tab/><text:tab/><text:span text:style-name="T1">e.GO:time<text:tab/></text:span><text:tab/></text:p>
      <text:p text:style-name="P3"/>
      <text:p text:style-name="P3"><text:tab/><text:tab/></text:p>
      <text:p text:style-name="P4">Was unser Projekt können soll:</text:p>
      <text:p text:style-name="P3"/>
      <text:p text:style-name="P3">Es soll Aufladezeitpunkte, anhand von Wegdaten der Heimadresse und Arbeitsplätze vorausschauend und selbstständig organisieren.</text:p>
      <text:p text:style-name="P3"/>
      <text:p text:style-name="P3">Weiterhin sollen Fahrtzeiten und Abfahrtszeitpunkte anhand eines Abgleichs mit Echtzeit-Maps-Daten im Hinblick auf Zeitersparnis und Energieeffizienz ermittelt werden.</text:p>
      <text:p text:style-name="P3"/>
      <text:p text:style-name="P3">Auch wenn die Durchführung eines Ladevorgangs im Alltag kein großes Problem darstellt und wenig Aufmerksamkeit braucht, ist die Erfassung dieser Infos der erste Baustein unserer Projekt.</text:p>
      <text:p text:style-name="P3">Das Ziel ist nämlich, dass unser Projekt dem Kunden/Nutzer ermöglicht, einen direkten Überblick darüber zu bekommen, wann geladen werden sollte wann losgefahren werden sollte, um Termine im Alltag kosten-, zeit- und energieeffizient wahrnehmen zu können.</text:p>
      <text:p text:style-name="P3"/>
      <text:p text:style-name="P3">Dabei werden die Termine über eine Art Kalender eingetragen. Die benötigten Informationen sind: Name des Termins, Datum, Distanz, Fahrtzeit.</text:p>
      <text:p text:style-name="P3">Distanz und Fahrtzeit müssen mal noch manuell eingetragen werden – dies soll später automatisch durch Onlinekarten- und Navigationsdaten ermittelt werden.</text:p>
      <text:p text:style-name="P3">Das Projekt errechnet dann die Ankunftszeit am Termin, die benötigte Abfahrtszeit und den Akkuladestand des eGo.</text:p>
      <text:p text:style-name="P3">Auch da ist der Ausblick, dass durch Echtzeitdaten die jeweiligen Zeiten angepasst werden und man sehen kann, wann man je nach Verkehrslage losfahren muss bzw. wann man ankommt.</text:p>
      <text:p text:style-name="P3">Desweiteren wird der Akkustand aus den API-Daten ausgelesen. Dies ermöglicht eine Vorhersage, nach welchen Terminen der Akku leer sein wird, bzw. vor welchen Terminen der Akku geladen werden müsste.</text:p>
      <text:p text:style-name="P3">Das Projekt soll unter diesen Spielregeln erstmal den besten Zeitpunkt zum Laden des Akkus ermitteln; evtl. für potenzielle Kunden sogar eine Testumgebung sein, ob alle Termine im Alltag mit einem eGo wahrgenommen werden könnten.</text:p>
      <text:p text:style-name="P3"/>
      <text:p text:style-name="P3">Der Ausblick des Projektes sieht vor, dass der Kalender so „smart“ wird, dass er mir Fahralternativen vorschlägt, wie bspw. ein früherer Abfahrtszeitpunkt, um eine bessere Verkehrslage auszunutzen.</text:p>
      <text:p text:style-name="P3"><text:soft-page-break/>Noch weiter gedacht, gäbe es eine Art Mitfahrzentrale exklusiv für eGo-Fahrer. Dabei werden dem Kalender die einzelnen Adressen angegeben (wenn man zu der Zeit nicht sogar schon Onlinekarten ins System eingebettet hat). Das Projekt vergleicht die Daten und Adressen von Kalendern anderer eGo-Fahrer und schlägt Fahrgemeinschaften vor, wenn sich Adressen und Uhrzeiten im Alltag decken. Mit diesen Daten könnte man dann sogar auch die Einbindung der eGo-Mover unterstützen, sowie potente Standorte für die eGo-Hubs ermitteln. </text:p>
      <text:p text:style-name="P3">Noch weiter gedacht kann man einen Customizer aufbauen, der ein angepasstes eGO-Modell anhand der alltäglichen Strecken und Termine ermittelt. So hätte man sogar eine Art unmittelbare Nachfrageerhebung.</text:p>
      <text:p text:style-name="P3"/>
      <text:p text:style-name="P3"/>
      <text:p text:style-name="P4">Wie wurde dies implementiert?</text:p>
      <text:p text:style-name="P3"/>
      <text:p text:style-name="P3">Wir benutzen ein Python-Webframework namens cherrypi, das mit einer SQLite3-Datenbank Fahrtdaten verwaltet und eGO-digital-API Fahrzeugdaten bezieht. Das Frontend bietet die Möglichkeit zur Fahrteneingabe und stellt Datenbankinformationen für den Nutzer bereit.</text:p>
      <text:p text:style-name="P3">Zur Datenabfrage des Backends benutzt es asynchrone ajax-requests.</text:p>
      <text:p text:style-name="P3"/>
      <text:p text:style-name="P3"/>
      <text:p text:style-name="P4">Welche Daten benutzen wir?</text:p>
      <text:p text:style-name="P3"/>
      <text:p text:style-name="P3">Eingabedaten</text:p>
      <text:p text:style-name="P3">/api/v1/vehicle/sign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 CENA" svg:font-family="'AR CENA'" style:font-pitch="variable"/>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us Wilker</meta:initial-creator>
    <meta:creation-date>2019-05-24T10:38:08.81</meta:creation-date>
    <dc:date>2019-05-24T14:30:58.44</dc:date>
    <dc:creator>Julius Wilker</dc:creator>
    <meta:editing-duration>PT2H50M28S</meta:editing-duration>
    <meta:editing-cycles>3</meta:editing-cycles>
    <meta:generator>OpenOffice/4.1.6$Win32 OpenOffice.org_project/416m1$Build-9790</meta:generator>
    <meta:document-statistic meta:table-count="0" meta:image-count="0" meta:object-count="0" meta:page-count="2" meta:paragraph-count="28" meta:word-count="441" meta:character-count="3273"/>
  </office:meta>
</office:document-meta>
</file>